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B70000018FCB1F0C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Standard" style:master-page-name="Standard">
      <style:paragraph-properties style:page-number="0"/>
    </style:style>
    <style:style style:name="P2" style:family="paragraph" style:parent-style-name="Frame_20_Contents">
      <style:paragraph-properties fo:text-align="end" style:justify-single-word="false"/>
    </style:style>
    <style:style style:name="P3" style:family="paragraph" style:parent-style-name="Frame_20_Contents">
      <style:paragraph-properties fo:margin-top="0cm" fo:margin-bottom="0.282cm" style:contextual-spacing="false" fo:text-align="end" style:justify-single-word="false"/>
    </style:style>
    <style:style style:name="P4" style:family="paragraph">
      <loext:graphic-properties draw:fill="none"/>
      <style:paragraph-properties fo:text-align="start"/>
      <style:text-properties fo:color="#000000" loext:opacity="100%" fo:font-size="18pt"/>
    </style:style>
    <style:style style:name="P5" style:family="paragraph" style:parent-style-name="No_20_Spacing">
      <style:paragraph-properties fo:text-align="center" style:justify-single-word="false"/>
    </style:style>
    <style:style style:name="P6" style:family="paragraph" style:parent-style-name="No_20_Spacing">
      <style:paragraph-properties fo:text-align="end" style:justify-single-word="false"/>
    </style:style>
    <style:style style:name="P7" style:family="paragraph">
      <loext:graphic-properties draw:fill="solid" draw:fill-color="#4472c4"/>
      <style:paragraph-properties fo:text-align="start"/>
      <style:text-properties fo:font-size="11pt"/>
    </style:style>
    <style:style style:name="P8" style:family="paragraph">
      <loext:graphic-properties draw:fill="bitmap" draw:fill-image-name="msFillBitmap_20_1" style:repeat="stretch"/>
      <style:paragraph-properties fo:text-align="start"/>
      <style:text-properties fo:font-size="11pt"/>
    </style:style>
    <style:style style:name="P9" style:family="paragraph" style:parent-style-name="Standard">
      <style:text-properties style:font-name="Arial" fo:font-size="10pt" style:font-size-asian="10pt" style:font-name-complex="Arial1" style:font-size-complex="10pt"/>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margin-top="0cm" fo:margin-bottom="0.141cm" style:contextual-spacing="false" fo:break-before="page"/>
    </style:style>
    <style:style style:name="P13" style:family="paragraph" style:parent-style-name="List_20_Paragraph" style:list-style-name="WWNum1"/>
    <style:style style:name="P14" style:family="paragraph" style:parent-style-name="Standard">
      <style:paragraph-properties style:writing-mode="lr-tb"/>
    </style:style>
    <style:style style:name="P15" style:family="paragraph" style:parent-style-name="Standard">
      <style:paragraph-properties style:writing-mode="lr-tb"/>
      <style:text-properties style:font-name="Arial" fo:font-size="10pt" style:font-size-asian="10pt" style:font-name-complex="Arial1" style:font-size-complex="10pt"/>
    </style:style>
    <style:style style:name="P16" style:family="paragraph" style:parent-style-name="Heading_20_1">
      <style:paragraph-properties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282cm" style:contextual-spacing="false"/>
    </style:style>
    <style:style style:name="P19" style:family="paragraph" style:parent-style-name="Standard">
      <style:paragraph-properties fo:margin-top="0cm" fo:margin-bottom="0.282cm" style:contextual-spacing="false"/>
      <style:text-properties style:font-name="Arial" fo:font-size="10pt" style:font-size-asian="10pt" style:font-name-complex="Arial1" style:font-size-complex="10pt"/>
    </style:style>
    <style:style style:name="T1" style:family="text">
      <style:text-properties fo:color="#4472c4" loext:opacity="100%" fo:font-size="32pt" style:font-size-asian="32pt" style:font-size-complex="32pt">
        <loext:char-complex-color loext:theme-type="accent1" loext:color-type="theme"/>
      </style:text-properties>
    </style:style>
    <style:style style:name="T2" style:family="text">
      <style:text-properties fo:text-transform="uppercase" fo:color="#4472c4" loext:opacity="100%" fo:font-size="32pt" style:font-size-asian="32pt" style:font-size-complex="32pt">
        <loext:char-complex-color loext:theme-type="accent1" loext:color-type="theme"/>
      </style:text-properties>
    </style:style>
    <style:style style:name="T3" style:family="text">
      <style:text-properties fo:font-variant="small-cap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4"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T5" style:family="text">
      <style:text-properties fo:color="#595959" loext:opacity="100%" fo:font-size="14pt" style:font-size-asian="14pt" style:font-size-complex="14pt">
        <loext:char-complex-color loext:theme-type="dark1" loext:color-type="theme">
          <loext:transformation loext:type="tint" loext:value="3490"/>
        </loext:char-complex-color>
      </style:text-properties>
    </style:style>
    <style:style style:name="T6"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7" style:family="text">
      <style:text-properties style:font-name="Arial" fo:font-size="10pt" style:font-size-asian="10pt" style:font-name-complex="Arial1" style:font-size-complex="10pt"/>
    </style:style>
    <style:style style:name="T8" style:family="text">
      <style:text-properties text:display="true"/>
    </style:style>
    <style:style style:name="T9" style:family="text">
      <style:text-properties fo:color="#ee0000" loext:opacity="100%" style:font-name="Arial" fo:font-size="10pt" style:font-size-asian="10pt" style:font-name-complex="Arial1" style:font-size-complex="10pt"/>
    </style:style>
    <style:style style:name="T10" style:family="text">
      <style:text-properties fo:language="da" fo:country="DK" style:letter-kerning="false" style:language-asian="en" style:country-asian="US" style:language-complex="ar" style:country-complex="SA"/>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bottom" draw:auto-grow-height="false" fo:min-height="10.846cm" fo:min-width="13.797cm" fo:padding-top="0cm" fo:padding-bottom="0cm" fo:padding-left="4.445cm" fo:padding-right="1.905cm" fo:wrap-option="wrap" loext:decorative="false" fo:margin-left="0.305cm" fo:margin-right="0.318cm" fo:margin-top="0cm" fo:margin-bottom="0.136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false" fo:min-height="2.711cm" fo:min-width="13.797cm" fo:padding-top="0cm" fo:padding-bottom="0cm" fo:padding-left="4.445cm" fo:padding-right="1.905cm" fo:wrap-option="wrap" loext:decorative="false" fo:margin-left="0.305cm" fo:margin-right="0.318cm" fo:margin-top="0cm" fo:margin-bottom="0.183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top" draw:auto-grow-height="true" fo:min-height="0cm" fo:min-width="0cm" fo:padding-top="0cm" fo:padding-bottom="0cm" fo:padding-left="4.445cm" fo:padding-right="1.905cm" fo:wrap-option="wrap" loext:decorative="false" fo:margin-left="0.309cm" fo:margin-right="0.318cm" fo:margin-top="0cm" fo:margin-bottom="0.002cm" style:run-through="foreground" style:wrap="parallel" style:number-wrapped-paragraphs="no-limit" style:wrap-contour="false" style:vertical-pos="from-top" style:vertical-rel="page" style:horizontal-pos="center" style:horizontal-rel="page" draw:wrap-influence-on-position="once-concurrent" loext:allow-overlap="true" style:flow-with-text="false" loext:rel-width-rel="page" loext:rel-height-rel="page"/>
    </style:style>
    <style:style style:name="gr4" style:family="graphic">
      <style:graphic-properties style:writing-mode="lr-tb" loext:decorative="false" fo:margin-left="0cm" fo:margin-right="0.004cm" fo:margin-top="0cm" fo:margin-bottom="0.005cm" style:run-through="foreground" style:wrap="run-through" style:number-wrapped-paragraphs="no-limit" style:vertical-pos="from-top" style:vertical-rel="page" style:horizontal-pos="center"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4472c4" draw:textarea-vertical-align="top" draw:auto-grow-height="false" fo:min-height="3.152cm" fo:min-width="20.334cm" fo:padding-top="0cm" fo:padding-bottom="0cm" fo:padding-left="0cm" fo:padding-right="0cm" fo:wrap-option="wrap" loext:decorative="false" style:run-through="foreground">
        <loext:fill-complex-color loext:theme-type="accent1" loext:color-type="theme"/>
      </style:graphic-properties>
    </style:style>
    <style:style style:name="gr6" style:family="graphic">
      <style:graphic-properties draw:stroke="none" svg:stroke-width="0.035cm" draw:stroke-linejoin="miter" svg:stroke-linecap="butt" draw:fill="bitmap" draw:fill-image-name="msFillBitmap_20_1" style:repeat="stretch" draw:textarea-vertical-align="top" draw:auto-grow-height="false" fo:min-height="3.378cm" fo:min-width="20.322cm" fo:padding-top="0cm" fo:padding-bottom="0cm" fo:padding-left="0cm" fo:padding-right="0cm"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style:rel-width="94%" style:rel-height="36%" draw:z-index="0" draw:name="Tekstfelt 163" draw:style-name="gr1" draw:text-style-name="P4" svg:width="20.146cm" svg:height="10.845cm" svg:x="0.427cm" svg:y="8.909cm"><text:p text:style-name="P2" loext:marker-style-name="T1"><loext:content-control loext:plain-text="true" loext:alias="Titel" loext:id="630141079"><text:span text:style-name="T2">Programmering af beregning til matematik</text:span></loext:content-control></text:p><text:p text:style-name="P3" loext:marker-style-name="T3"><loext:content-control loext:plain-text="true" loext:alias="Undertitel" loext:id="1759551507"><text:span text:style-name="T4">Matematik D-niveau</text:span></loext:content-control></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9%" draw:z-index="1" draw:name="Tekstfelt 159" draw:style-name="gr2" draw:text-style-name="P4" svg:width="20.146cm" svg:height="2.71cm" svg:x="0.427cm" svg:y="24.294cm"><text:p text:style-name="P5" loext:marker-style-name="T5"><text:span text:style-name="T5">Oliver Salvesen – Hold 4504g2dak – ZBC Ringsted</text:span><text:span text:style-name="T5"/></text:p><text:p text:style-name="P5" loext:marker-style-name="T5"><text:span text:style-name="T5">Underviser: Kenn Rydiander Baes</text:span><text:span text:style-name="T5"/></text:p><text:p text:style-name="P5" loext:marker-style-name="T5"><text:span text:style-name="T5">Afleveringsdato: 26.9.2025 eksamensdato: 3.10.2025</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94%" style:rel-height="10%" draw:z-index="2" draw:name="Tekstfelt 161" draw:style-name="gr3" draw:text-style-name="P4" svg:width="20.146cm" svg:height="0.408cm" svg:x="0.427cm" svg:y="20.789cm"><text:p text:style-name="P6" loext:marker-style-name="T6"/><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94%" style:rel-height="12%" draw:z-index="3" draw:name="Gruppe 157" draw:style-name="gr4"><draw:custom-shape draw:name="Rektangel 51" draw:style-name="gr5" draw:text-style-name="P7" svg:width="20.321cm" svg:height="3.139cm" svg:x="0.34cm" svg:y="0.683cm"><text:p/><draw:enhanced-geometry draw:mirror-horizontal="false" draw:mirror-vertical="false" svg:viewBox="0 0 0 0" drawooo:sub-view-size="7312660 1129665" draw:text-areas="?f0 ?f2 ?f1 ?f3" draw:type="ooxml-non-primitive" draw:enhanced-path="M 0 0 L 7312660 0 7312660 1129665 3619500 733425 0 1091565 0 0 Z N"><draw:equation draw:name="f0" draw:formula="0*logwidth/4147200"/><draw:equation draw:name="f1" draw:formula="4149720*logwidth/4147200"/><draw:equation draw:name="f2" draw:formula="0*logheight/640440"/><draw:equation draw:name="f3" draw:formula="642960*logheight/640440"/></draw:enhanced-geometry></draw:custom-shape><draw:custom-shape draw:name="Rektangel 151" draw:style-name="gr6" draw:text-style-name="P8" svg:width="20.321cm" svg:height="3.377cm" svg:x="0.34cm" svg:y="0.6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loext:marker-style-name="T7"/>
      <text:table-of-content text:style-name="Sect1" text:protected="true" text:name="Table of Contents1">
        <text:table-of-content-source text:outline-level="3" text:use-index-marks="false">
          <text:index-title-template text:style-name="Contents_20_Heading">Indhol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10">Indhold</text:p>
          </text:index-title>
          <text:p text:style-name="P11"><text:a xlink:type="simple" xlink:href="#__RefHeading___Toc627_2873027200" text:style-name="Index_20_Link" text:visited-style-name="Index_20_Link"><text:span text:style-name="Index_20_Link"><text:span text:style-name="T8">Beskrivelse af opgave og det procesfaglige – Problemformulering</text:span></text:span><text:span text:style-name="T8"><text:tab/>2</text:span></text:a></text:p>
          <text:p text:style-name="P11"><text:a xlink:type="simple" xlink:href="#__RefHeading___Toc629_2873027200" text:style-name="Index_20_Link" text:visited-style-name="Index_20_Link"><text:span text:style-name="T8">Matematik Teori<text:tab/>2</text:span></text:a></text:p>
          <text:p text:style-name="P11"><text:a xlink:type="simple" xlink:href="#__RefHeading___Toc631_2873027200" text:style-name="Index_20_Link" text:visited-style-name="Index_20_Link"><text:span text:style-name="T8">Konstruktion af lommeregnere<text:tab/>2</text:span></text:a></text:p>
          <text:p text:style-name="P11"><text:a xlink:type="simple" xlink:href="#__RefHeading___Toc633_2873027200" text:style-name="Index_20_Link" text:visited-style-name="Index_20_Link"><text:span text:style-name="T8">Beregninger<text:tab/>3</text:span></text:a></text:p>
          <text:p text:style-name="P11"><text:a xlink:type="simple" xlink:href="#__RefHeading___Toc635_2873027200" text:style-name="Index_20_Link" text:visited-style-name="Index_20_Link"><text:span text:style-name="T8">Promt<text:tab/>3</text:span></text:a></text:p>
          <text:p text:style-name="P11"><text:a xlink:type="simple" xlink:href="#__RefHeading___Toc637_2873027200" text:style-name="Index_20_Link" text:visited-style-name="Index_20_Link"><text:span text:style-name="T8">Konklusion<text:tab/>4</text:span></text:a></text:p>
          <text:p text:style-name="P11"><text:a xlink:type="simple" xlink:href="#__RefHeading___Toc639_2873027200" text:style-name="Index_20_Link" text:visited-style-name="Index_20_Link"><text:span text:style-name="T8">Refleksion<text:tab/>4</text:span></text:a></text:p>
        </text:index-body>
      </text:table-of-content>
      <text:p text:style-name="P9" loext:marker-style-name="T7"/>
      <text:h text:style-name="P12" text:outline-level="1"><text:bookmark-start text:name="_Toc209517118"/><text:bookmark-start text:name="__RefHeading___Toc627_2873027200"/>Beskrivelse af opgave og det procesfaglige – <text:bookmark-start text:name="__DdeLink__206_1103145629"/>Problemformulering<text:bookmark-end text:name="_Toc209517118"/><text:bookmark-end text:name="__RefHeading___Toc627_2873027200"/><text:bookmark-end text:name="__DdeLink__206_1103145629"/></text:h>
      <text:list text:style-name="WWNum1">
        <text:list-item>
          <text:p text:style-name="P13" loext:marker-style-name="T7"><text:span text:style-name="T7">Hvordan kan jeg programmere nogle simple lommeregnere, som kan hjælpe med procentregning og kvardratrodsregning?</text:span><text:span text:style-name="T7"/></text:p>
        </text:list-item>
        <text:list-item>
          <text:p text:style-name="P13" loext:marker-style-name="T7"><text:span text:style-name="T7">Hvad kan jeg bruge dette program til?</text:span><text:span text:style-name="T7"/></text:p>
        </text:list-item>
      </text:list>
      <text:p text:style-name="List_20_Paragraph" loext:marker-style-name="T9"><text:span text:style-name="T7">Det kan hjælpe mig med at regne procentregning og kvardratrod</text:span><text:span text:style-name="T9"/></text:p>
      <text:list text:continue-numbering="true" text:style-name="WWNum1">
        <text:list-item>
          <text:p text:style-name="P13" loext:marker-style-name="T7"><text:bookmark-start text:name="__DdeLink__331_1103145629"/><text:bookmark-start text:name="__DdeLink__208_1103145629"/><text:span text:style-name="T7">Hvilke funktioner har opstillingen og hvordan virker den?</text:span><text:bookmark-end text:name="__DdeLink__331_1103145629"/><text:bookmark-end text:name="__DdeLink__208_1103145629"/><text:span text:style-name="T7"/></text:p>
        </text:list-item>
      </text:list>
      <text:p text:style-name="P9" loext:marker-style-name="T7"/>
      <text:h text:style-name="Heading_20_1" text:outline-level="1"><text:bookmark-start text:name="_Toc209517119"/><text:bookmark-start text:name="_Toc209517031"/><text:bookmark-start text:name="__RefHeading___Toc629_2873027200"/>Matematik Teori<text:bookmark-end text:name="_Toc209517119"/><text:bookmark-end text:name="_Toc209517031"/><text:bookmark-end text:name="__RefHeading___Toc629_2873027200"/></text:h>
      <text:p text:style-name="Standard" loext:marker-style-name="T7"><text:span text:style-name="T7">(præsenter og redegør for relevant matematisk teori – formler og regneregler)</text:span><text:span text:style-name="T7"/></text:p>
      <text:p text:style-name="Standard" loext:marker-style-name="T7"><text:span text:style-name="T7">for at regne procenten fra et tal laver jeg udregningen<text:tab/>result = base * percent * 0.01;</text:span><text:span text:style-name="T7"/></text:p>
      <text:p text:style-name="Standard" loext:marker-style-name="T7"><text:span text:style-name="T7">hvilket vil sige basetallet gange procenten gange 0,01(eller divideret med 100(computere er en smule hurtigere til at gange end at dividere)) giver resultatet</text:span><text:span text:style-name="T7"/></text:p>
      <text:p text:style-name="P9" loext:marker-style-name="T7"/>
      <text:p text:style-name="Standard" loext:marker-style-name="T7"><text:span text:style-name="T7">til moms er udregningen i koden</text:span><text:span text:style-name="T7"/></text:p>
      <text:p text:style-name="Standard" loext:marker-style-name="T7"><text:span text:style-name="T7">result = value * 1.25;</text:span><text:span text:style-name="T7"/></text:p>
      <text:p text:style-name="Standard" loext:marker-style-name="T7"><text:span text:style-name="T7">100 kr * 1,25 = 125</text:span><text:span text:style-name="T7"/></text:p>
      <text:p text:style-name="Standard" loext:marker-style-name="T7"><text:span text:style-name="T7">og</text:span><text:span text:style-name="T7"/></text:p>
      <text:p text:style-name="Standard" loext:marker-style-name="T7"><text:span text:style-name="T7">result = value * 0.80;</text:span><text:span text:style-name="T7"/></text:p>
      <text:p text:style-name="Standard" loext:marker-style-name="T7"><text:span text:style-name="T7">100 * 0,80 = 80</text:span><text:span text:style-name="T7"/></text:p>
      <text:p text:style-name="Standard" loext:marker-style-name="T7"><text:span text:style-name="T7">den første tilføjer moms til prisen og den anden fjerner momsen. Grunden til det er 1,25 og 0,80 er fordi at hvis du tager de 0,25 har du en kvart, når du så har 1,25 har du altså 5 kvarte og det oprendlige tal var 4 kvarte så hvis du laver det til en brøk er det 4/5 hvilket er det samme som 0,80</text:span><text:span text:style-name="T7"/></text:p>
      <text:p text:style-name="P9" loext:marker-style-name="T7"/>
      <text:p text:style-name="Standard" loext:marker-style-name="T7"><text:span text:style-name="T7">for kvartdratrod er udregningen</text:span><text:span text:style-name="T7"/></text:p>
      <text:p text:style-name="Standard" loext:marker-style-name="T7"><text:span text:style-name="T7">result = pow(x, 0.5);</text:span><text:span text:style-name="T7"/></text:p>
      <text:p text:style-name="Standard" loext:marker-style-name="T7"><text:span text:style-name="T7">eller matematisk skrevet x^0,5 = resultatet</text:span><text:span text:style-name="T7"/></text:p>
      <text:p text:style-name="Standard" loext:marker-style-name="T7"><text:span text:style-name="T7">9^0,5=3</text:span><text:span text:style-name="T7"/></text:p>
      <text:h text:style-name="Heading_20_1" text:outline-level="1"><text:bookmark-start text:name="_Toc209517120"/><text:bookmark-start text:name="_Toc209517032"/><text:bookmark-start text:name="__RefHeading___Toc631_2873027200"/>Konstruktion af <text:bookmark-end text:name="_Toc209517120"/><text:bookmark-end text:name="_Toc209517032"/>lommeregnere<text:bookmark-end text:name="__RefHeading___Toc631_2873027200"/></text:h>
      <text:p text:style-name="P14" loext:marker-style-name="T7"><text:span text:style-name="T7">Min lommeregner kan tage procenter af tal, moms og og kvartdratsrods regnere<text:line-break/>så hvis du står i en butik og skal regne moms ud kan du det, eller hvis ved du har en kvardrat kan du både finde sidelængden fra arial og omvændt</text:span><text:span text:style-name="T7"/></text:p>
      <text:p text:style-name="P14" loext:marker-style-name="T7"><text:span text:style-name="T7">de er relativt simple så hvis jeg var kommet hurtigere i gang hville jeg kunne ha lavet mange flere uden problemer</text:span><text:span text:style-name="T7"/></text:p>
      <text:p text:style-name="P14" loext:marker-style-name="T7"><text:soft-page-break/><text:span text:style-name="T7">til moms er den relavante kode</text:span><text:span text:style-name="T7"/></text:p>
      <text:p text:style-name="P14" loext:marker-style-name="T7"><text:span text:style-name="T7">case 1:</text:span><text:span text:style-name="T7"/></text:p>
      <text:p text:style-name="P14" loext:marker-style-name="T7"><text:span text:style-name="T7"><text:tab/>result = value * 1.25;</text:span><text:span text:style-name="T7"/></text:p>
      <text:p text:style-name="P14" loext:marker-style-name="T7"><text:span text:style-name="T7"><text:tab/>printf("\n%g with vat is %g\n", value, result);</text:span><text:span text:style-name="T7"/></text:p>
      <text:p text:style-name="P14" loext:marker-style-name="T7"><text:span text:style-name="T7"><text:tab/>break;</text:span><text:span text:style-name="T7"/></text:p>
      <text:p text:style-name="P14" loext:marker-style-name="T7"><text:span text:style-name="T7">case 2:</text:span><text:span text:style-name="T7"/></text:p>
      <text:p text:style-name="P14" loext:marker-style-name="T7"><text:span text:style-name="T7"><text:tab/>result = value * 0.80;</text:span><text:span text:style-name="T7"/></text:p>
      <text:p text:style-name="P14" loext:marker-style-name="T7"><text:span text:style-name="T7"><text:tab/>printf("\n%g without vat is %g\n", value, result);</text:span><text:span text:style-name="T7"/></text:p>
      <text:p text:style-name="P14" loext:marker-style-name="T7"><text:bookmark-start text:name="__DdeLink__333_1103145629"/><text:span text:style-name="T7"><text:tab/>break;</text:span><text:bookmark-end text:name="__DdeLink__333_1103145629"/><text:span text:style-name="T7"/></text:p>
      <text:p text:style-name="P15" loext:marker-style-name="T7"/>
      <text:p text:style-name="P14" loext:marker-style-name="T7"><text:span text:style-name="T7">case er et tegn så hvis du trykker 1 køre den første del og 2 køre den anden del, lad os bruge den første som eksempel til at forklare hvis du skriver for eksempel skriver 1000 spørger programmet om du vil fjerne eller tilf</text:span><text:bookmark-start text:name="__DdeLink__344_1103145629"/><text:bookmark-start text:name="__DdeLink__346_1103145629"/><text:bookmark-start text:name="__DdeLink__348_1103145629"/><text:bookmark-start text:name="__DdeLink__350_1103145629"/><text:span text:style-name="T7">ø</text:span><text:bookmark-end text:name="__DdeLink__344_1103145629"/><text:bookmark-end text:name="__DdeLink__346_1103145629"/><text:bookmark-end text:name="__DdeLink__348_1103145629"/><text:bookmark-end text:name="__DdeLink__350_1103145629"/><text:span text:style-name="T7">je moms, du trykker så 1 og programmet skriver så så med printf "1000 with vat is 1250" vat er det engelske ord for moms, jeg foretr</text:span><text:bookmark-start text:name="__DdeLink__341_1103145629"/><text:span text:style-name="T7">æ</text:span><text:bookmark-end text:name="__DdeLink__341_1103145629"/><text:span text:style-name="T7">kker at kode på engelsk da det kan hjælpe andre i det at jeg har det på github så hvis nu du skulle finde ud af hvordan folk gør noget af det jeg har gjort i min kode og du ikke kunne dansk kan du stadig forstå min kode og dermed bruge dele af det i din egen kode</text:span><text:span text:style-name="T7"/></text:p>
      <text:h text:style-name="Heading_20_1" text:outline-level="1"><text:bookmark-start text:name="_Toc209517121"/><text:bookmark-start text:name="_Toc209517033"/><text:bookmark-start text:name="__RefHeading___Toc633_2873027200"/>Beregninger<text:bookmark-end text:name="_Toc209517121"/><text:bookmark-end text:name="_Toc209517033"/><text:bookmark-end text:name="__RefHeading___Toc633_2873027200"/></text:h>
      <text:p text:style-name="Standard" loext:marker-style-name="T7"><text:span text:style-name="T7">Jeg har lavet i alt 5 lommeregnere som jeg lige gennemg</text:span><text:bookmark-start text:name="__DdeLink__339_1103145629"/><text:span text:style-name="T7">å</text:span><text:bookmark-end text:name="__DdeLink__339_1103145629"/><text:span text:style-name="T7">r</text:span><text:span text:style-name="T7"/></text:p>
      <text:p text:style-name="Standard" loext:marker-style-name="T7"><text:span text:style-name="T7">den f</text:span><text:bookmark-start text:name="__DdeLink__335_1103145629"/><text:span text:style-name="T7">ø</text:span><text:bookmark-end text:name="__DdeLink__335_1103145629"/><text:span text:style-name="T7">rste regner en procent af et tal ved hjælp af x * % / 100</text:span><text:span text:style-name="T7"/></text:p>
      <text:p text:style-name="Standard" loext:marker-style-name="T7"><text:span text:style-name="T7">den anden regner et helt tal fra en procent ved hjælp af x * 100 / %</text:span><text:span text:style-name="T7"/></text:p>
      <text:p text:style-name="Standard" loext:marker-style-name="T7"><text:span text:style-name="T7">den tredje tager enten x * 1,25 for at tilf</text:span><text:bookmark-start text:name="__DdeLink__818_829502435"/><text:span text:style-name="T7">ø</text:span><text:bookmark-end text:name="__DdeLink__818_829502435"/><text:span text:style-name="T7">je eller x * 0,80 for at fjerne moms</text:span><text:span text:style-name="T7"/></text:p>
      <text:p text:style-name="Standard" loext:marker-style-name="T7"><text:span text:style-name="T7">den fjerde tager tager <text:s/></text:span><text:bookmark-start text:name="__DdeLink__230_516616914"/><text:bookmark-start text:name="__DdeLink__233_516616914"/><text:bookmark-start text:name="__DdeLink__236_516616914"/><text:bookmark-start text:name="__DdeLink__239_516616914"/><text:span text:style-name="T7">x</text:span><text:bookmark-start text:name="__DdeLink__315_1474218301"/><text:span text:style-name="T7">^</text:span><text:bookmark-end text:name="__DdeLink__315_1474218301"/><text:span text:style-name="T7">0,5</text:span><text:bookmark-end text:name="__DdeLink__230_516616914"/><text:bookmark-end text:name="__DdeLink__233_516616914"/><text:bookmark-end text:name="__DdeLink__236_516616914"/><text:bookmark-end text:name="__DdeLink__239_516616914"/><text:span text:style-name="T7"> for at regne kvartdraten ud</text:span><text:span text:style-name="T7"/></text:p>
      <text:p text:style-name="Standard" loext:marker-style-name="T7"><text:span text:style-name="T7">og den femte og sidste regner kvartdraten af et tal via x * x hvilket jo er det samme som x^2</text:span><text:span text:style-name="T7"/></text:p>
      <text:p text:style-name="P9" loext:marker-style-name="T7"/>
      <text:h text:style-name="P16" text:outline-level="1" loext:marker-style-name="T10"><text:bookmark-start text:name="__RefHeading___Toc635_2873027200"/><text:span text:style-name="T10">Prompt</text:span><text:bookmark-end text:name="__RefHeading___Toc635_2873027200"/><text:span text:style-name="T10"/></text:h>
      <text:p text:style-name="P17"><text:span text:style-name="T10">Promt til første lommeregner: </text:span>good now make the first program it has to ask me for a number then it has to ask me for a number then a procentage and output that procentage of that number</text:p>
      <text:p text:style-name="P17">promt til anden lommeregner: okay so i need a program where i input a number it will then ask me to choose 1 or 2 where 1 multiplies by 1.25 and 2 multiply by 0.80</text:p>
      <text:p text:style-name="P17">promt til tredje lommeregner: write a simple program where you give it a number and it finds the square root of the number</text:p>
      <text:p text:style-name="P17">og den sidste lavede jeg i h<text:span text:style-name="T7">å</text:span>nden og brugte kun ai til debugging </text:p>
      <text:h text:style-name="Heading_20_1" text:outline-level="1"><text:bookmark-start text:name="_Toc209517122"/><text:bookmark-start text:name="_Toc209517034"/><text:bookmark-start text:name="__RefHeading___Toc637_2873027200"/><text:soft-page-break/>Konklusion<text:bookmark-end text:name="_Toc209517122"/><text:bookmark-end text:name="_Toc209517034"/><text:bookmark-end text:name="__RefHeading___Toc637_2873027200"/></text:h>
      <text:p text:style-name="Standard" loext:marker-style-name="T7"><text:span text:style-name="T7">Projektet har vist, at det er både muligt og praktisk at udvikle enkle lommeregnere, som håndterer procentberegning, momsjustering, kvadratrods‑ og kvadrats‑beregning. De fire programmer demonstrerer, hvordan grundlæggende matematiske formler kan implementeres med få linjer kode, og hvordan brugerinteraktion (valg via case‑statement) gør dem anvendelige i hverdags‑situationer som indkøb eller byggearbejde.</text:span><text:span text:style-name="T7"/></text:p>
      <text:p text:style-name="P9" loext:marker-style-name="T7"/>
      <text:p text:style-name="Standard" loext:marker-style-name="T7"><text:span text:style-name="T7">Den største styrke ligger i den modulære opbygning: hver funktion (procent, moms, kvadratrod, kvadrat) kan udvides eller kombineres uden større omskrivning. Samtidig viser brugen af engelske kommentarer og struktureret kode, at projektet er let at dele på platforme som GitHub, hvilket fremmer genanvendelighed og samarbejde.</text:span><text:span text:style-name="T7"/></text:p>
      <text:p text:style-name="P9" loext:marker-style-name="T7"/>
      <text:p text:style-name="Standard" loext:marker-style-name="T7"><text:span text:style-name="T7">Fremadrettet kan flere funktioner (fx eksponentiel beregning eller valutakonvertering) tilføjes, og brugerfladen kan forbedres med grafisk interface eller fejlhåndtering, men de nuværende resultater bekræfter, at simple matematiske værktøjer kan bygges hurtigt og effektivt med grundlæggende programmeringskoncepter.</text:span><text:span text:style-name="T7"/></text:p>
      <text:h text:style-name="Heading_20_1" text:outline-level="1"><text:bookmark-start text:name="_Toc209517123"/><text:bookmark-start text:name="_Toc209517035"/><text:bookmark-start text:name="__RefHeading___Toc639_2873027200"/>Refleksion<text:bookmark-end text:name="_Toc209517123"/><text:bookmark-end text:name="_Toc209517035"/><text:bookmark-end text:name="__RefHeading___Toc639_2873027200"/></text:h>
      <text:p text:style-name="P18" loext:marker-style-name="T7"><text:span text:style-name="T7">At arbejde med dette projekt har givet mig indsigt i, hvordan grundlæggende matematiske operationer kan omsættes til funktionel kode med minimal kompleksitet. Flere centrale erfaringer fremkom:</text:span><text:span text:style-name="T7"/></text:p>
      <text:p text:style-name="P18" loext:marker-style-name="T7"><text:span text:style-name="T7">De fire lommeregnere er korte og har kun en en funktion. Ved at holde hver funktion isoleret (procent, moms, kvadratrod, kvadrat) undgik jeg unødvendig kompleksitet og gjorde koden lettere at vedligeholde. Samt nemmere at finde det stykke der skal endres hvis noget er galt i koden</text:span><text:span text:style-name="T7"/></text:p>
      <text:p text:style-name="P18" loext:marker-style-name="T7"><text:span text:style-name="T7">Implementeringen af et switch/case‑system giver brugeren en intuitiv måde at vælge en udregner. Det viser, hvor vigtigt det er at tænke på brugerens flow, især i simple CLI‑programmer.</text:span><text:span text:style-name="T7"/></text:p>
      <text:p text:style-name="P18" loext:marker-style-name="T7"><text:span text:style-name="T7">Dokumentation og deling; At skrive kommentarer på engelsk og strukturere koden i et offentligt repository på GitHub øger genanvendeligheden. Det gør det også lettere for andre (og mig selv i fremtiden) at forstå og videreudvikle projektet.</text:span><text:span text:style-name="T7"/></text:p>
      <text:p text:style-name="P18" loext:marker-style-name="T7"><text:span text:style-name="T7">Muligheder for udvidelse - Grundstrukturen kan udvides med flere matematiske funktioner (fx eksponentialfunktion, logaritmer) eller med en grafisk brugerflade, hvilket ville gøre værktøjet mere anvendeligt i forskellige kontekster.</text:span><text:span text:style-name="T7"/></text:p>
      <text:p text:style-name="P19" loext:marker-style-name="T7"/>
      <text:p text:style-name="P18" loext:marker-style-name="T7"><text:span text:style-name="T7">Sammenfattende har projektet bekræftet, at selv simple programmer kan levere reel værdi, når de er veldefinerede og let tilgængelige. Refleksionen peger på, at fremtidig hvis jeg ville udvikle det videre skulle jeg nok fokusere på brugeroplevelse, fejlhåndtering og udvidelse af funktionaliteten, så lommeregnerne kan anvendes i et bredere spektrum af praktiske situationer.</text:span><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system" style:font-pitch="variable"/>
    <style:font-face style:name="Unifont" svg:font-family="Unifont" style:font-family-generic="system" style:font-pitch="variable"/>
    <style:font-face style:name="Wingdings" svg:font-family="Wingdings" style:font-charset="x-symbol"/>
    <style:font-face style:name="Wingdings1" svg:font-family="Wingdings" style:font-family-generic="system" style:font-pitch="variable"/>
  </office:font-face-decls>
  <office:styles>
    <draw:fill-image draw:name="msFillBitmap_20_1" draw:display-name="msFillBitmap 1" xlink:href="Pictures/10000001000008B70000018FCB1F0CF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page"/>
      <style:text-properties style:use-window-font-color="true" loext:opacity="0%" style:font-name="Calibri" fo:font-size="11pt" fo:language="da" fo:country="DK"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da" fo:country="DK"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Overskrift_20_1_20_Tegn"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Overskrift_20_2_20_Tegn"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Overskrift_20_3_20_Tegn" style:default-outline-level="3" style:list-style-name="" style:class="text">
      <style:paragraph-properties fo:margin-top="0.282cm" fo:margin-bottom="0.141cm" style:contextual-spacing="false" fo:keep-together="always" fo:keep-with-next="always"/>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Overskrift_20_4_20_Tegn"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verskrift_20_5_20_Tegn" style:default-outline-level="5" style:list-style-name="" style:class="text">
      <style:paragraph-properties fo:margin-top="0.141cm" fo:margin-bottom="0.071cm" style:contextual-spacing="false" fo:keep-together="always" fo:keep-with-next="always"/>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verskrift_20_6_20_Tegn" style:default-outline-level="6" style:list-style-name="" style:class="text">
      <style:paragraph-properties fo:margin-top="0.071cm" fo:margin-bottom="0cm" style:contextual-spacing="false" fo:keep-together="always" fo:keep-with-next="always"/>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Overskrift_20_7_20_Tegn" style:default-outline-level="7" style:list-style-name="" style:class="text">
      <style:paragraph-properties fo:margin-top="0.071cm" fo:margin-bottom="0cm" style:contextual-spacing="false" fo:keep-together="always" fo:keep-with-next="always"/>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Overskrift_20_8_20_Tegn" style:default-outline-level="8" style:list-style-name="" style:class="text">
      <style:paragraph-properties fo:margin-top="0cm" fo:margin-bottom="0cm" style:contextual-spacing="false" fo:keep-together="always" fo:keep-with-next="always"/>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verskrift_20_9_20_Tegn" style:default-outline-level="9" style:list-style-name="" style:class="text">
      <style:paragraph-properties fo:margin-top="0cm" fo:margin-bottom="0cm" style:contextual-spacing="false" fo:keep-together="always" fo:keep-with-next="always"/>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el_20_Tegn"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Undertitel_20_Tegn" style:class="chapter">
      <style:text-properties fo:color="#595959" loext:opacity="100%"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_20_Teg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Stærkt_20_citat_20_Teg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loext:linked-style-name="Ingen_20_afstand_20_Tegn">
      <style:paragraph-properties fo:margin-top="0cm" fo:margin-bottom="0cm" style:contextual-spacing="false" fo:line-height="100%" fo:text-align="start" style:justify-single-word="false" fo:orphans="2" fo:widows="2" fo:hyphenation-ladder-count="no-limit" fo:hyphenation-keep="auto" loext:hyphenation-keep-type="column" style:writing-mode="lr-tb"/>
      <style:text-properties style:use-window-font-color="true" loext:opacity="0%" style:font-name="Calibri" fo:font-family="Calibri" style:font-family-generic="roman" style:font-pitch="variable" fo:font-size="11pt" fo:language="da" fo:country="DK" style:letter-kerning="false" style:font-name-asian="Calibri1" style:font-family-asian="Calibri" style:font-family-generic-asian="system" style:font-pitch-asian="variable" style:font-size-asian="11pt" style:language-asian="da" style:country-asian="DK"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font-size-asian="16pt" style:language-asian="da" style:country-asian="DK"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Frame_20_Contents" style:display-name="Frame Contents" style:family="paragraph" style:parent-style-name="Standard"/>
    <style:style style:name="Frame_20_contents" style:display-name="Frame contents" style:family="paragraph" style:parent-style-name="Standard" style:class="extra"/>
    <style:style style:name="Default_20_Paragraph_20_Font" style:display-name="Default Paragraph Font" style:family="text"/>
    <style:style style:name="Overskrift_20_1_20_Tegn" style:display-name="Overskrift 1 Tegn"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Overskrift_20_2_20_Tegn" style:display-name="Overskrift 2 Tegn"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Overskrift_20_3_20_Tegn" style:display-name="Overskrift 3 Tegn" style:family="text" style:parent-style-name="Default_20_Paragraph_20_Font" loext:linked-style-name="Heading_20_3">
      <style:text-properties fo:color="#2f5496" loext:opacity="100%"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Overskrift_20_4_20_Tegn" style:display-name="Overskrift 4 Tegn" style:family="text" style:parent-style-name="Default_20_Paragraph_20_Font" loext:linked-style-name="Heading_20_4">
      <style:text-properties fo:color="#2f5496"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verskrift_20_5_20_Tegn" style:display-name="Overskrift 5 Tegn" style:family="text" style:parent-style-name="Default_20_Paragraph_20_Font" loext:linked-style-name="Heading_20_5">
      <style:text-properties fo:color="#2f5496"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Overskrift_20_6_20_Tegn" style:display-name="Overskrift 6 Tegn" style:family="text" style:parent-style-name="Default_20_Paragraph_20_Font" loext:linked-style-name="Heading_20_6">
      <style:text-properties fo:color="#595959"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Overskrift_20_7_20_Tegn" style:display-name="Overskrift 7 Tegn" style:family="text" style:parent-style-name="Default_20_Paragraph_20_Font" loext:linked-style-name="Heading_20_7">
      <style:text-properties fo:color="#595959"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Overskrift_20_8_20_Tegn" style:display-name="Overskrift 8 Tegn" style:family="text" style:parent-style-name="Default_20_Paragraph_20_Font" loext:linked-style-name="Heading_20_8">
      <style:text-properties fo:color="#272727" loext:opacity="100%"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Overskrift_20_9_20_Tegn" style:display-name="Overskrift 9 Tegn" style:family="text" style:parent-style-name="Default_20_Paragraph_20_Font" loext:linked-style-name="Heading_20_9">
      <style:text-properties fo:color="#272727" loext:opacity="100%" style:font-name-asian="Calibri1" style:font-family-asian="Calibri"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el_20_Tegn" style:display-name="Titel Tegn"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Undertitel_20_Tegn" style:display-name="Undertitel Tegn" style:family="text" style:parent-style-name="Default_20_Paragraph_20_Font" loext:linked-style-name="Subtitle">
      <style:text-properties fo:color="#595959" loext:opacity="100%" fo:font-size="14pt" fo:letter-spacing="0.026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_20_Tegn" style:display-name="Citat Teg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Stærkt_20_citat_20_Tegn" style:display-name="Stærkt citat Tegn"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gen_20_afstand_20_Tegn" style:display-name="Ingen afstand Tegn" style:family="text" style:parent-style-name="Default_20_Paragraph_20_Font" loext:linked-style-name="No_20_Spacing">
      <style:text-properties style:font-name-asian="Calibri1" style:font-family-asian="Calibri" style:font-family-generic-asian="system" style:font-pitch-asian="variable" style:language-asian="da" style:country-asian="DK"/>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alibri"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tema">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3cm" fo:margin-bottom="3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3T08:39:00</meta:creation-date>
    <meta:initial-creator>Suzette Hansen (SUZH - Vejleder - RIAH - ZBC)</meta:initial-creator>
    <dc:language>en-DK</dc:language>
    <dc:date>2025-10-08T12:41:17.767549606</dc:date>
    <meta:editing-cycles>13</meta:editing-cycles>
    <dc:subject>Matematik D-niveau</dc:subject>
    <dc:title>Programmering af beregning til matematik</dc:title>
    <meta:editing-duration>PT4H52M6S</meta:editing-duration>
    <meta:generator>LibreOffice/24.8.7.2$Linux_X86_64 LibreOffice_project/480$Build-2</meta:generator>
    <meta:document-statistic meta:table-count="0" meta:image-count="0" meta:object-count="0" meta:page-count="5" meta:paragraph-count="69" meta:word-count="1036" meta:character-count="6264" meta:non-whitespace-character-count="5285"/>
    <meta:user-defined meta:name="AppVersion">15.0000</meta:user-defined>
    <meta:template xlink:type="simple" xlink:actuate="onRequest" xlink:title="normal" xlink:href=""/>
  </office:meta>
</office:document-meta>
</file>